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1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text-properties fo:font-size="14pt" fo:font-weight="bold" officeooo:rsid="0057f2d4" officeooo:paragraph-rsid="0057f2d4" style:font-size-asian="14pt" style:font-weight-asian="bold" style:font-size-complex="14pt" style:font-weight-complex="bold"/>
    </style:style>
    <style:style style:name="P7" style:family="paragraph" style:parent-style-name="Text_20_body">
      <style:text-properties officeooo:paragraph-rsid="00618bff"/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 style:parent-style-name="Standard" style:master-page-name="">
      <style:paragraph-properties fo:margin-top="0.2362in" fo:margin-bottom="0.1965in" style:contextual-spacing="false" fo:text-align="center" style:justify-single-word="false" style:page-number="auto" fo:padding="0.0193in" fo:border="0.06pt solid #000000" style:shadow="#808080 0.0709in 0.0709in" style:writing-mode="page"/>
      <style:text-properties fo:font-weight="bold" officeooo:rsid="002628a0" officeooo:paragraph-rsid="00624c61" style:font-weight-asian="bold" style:font-weight-complex="bold"/>
    </style:style>
    <style:style style:name="T1" style:family="text">
      <style:text-properties officeooo:rsid="00101c55"/>
    </style:style>
    <style:style style:name="T2" style:family="text">
      <style:text-properties officeooo:rsid="001bf997"/>
    </style:style>
    <style:style style:name="T3" style:family="text">
      <style:text-properties officeooo:rsid="002125c5"/>
    </style:style>
    <style:style style:name="T4" style:family="text">
      <style:text-properties officeooo:rsid="0022027b"/>
    </style:style>
    <style:style style:name="T5" style:family="text">
      <style:text-properties officeooo:rsid="00421c95"/>
    </style:style>
    <style:style style:name="T6" style:family="text">
      <style:text-properties officeooo:rsid="005bdbfe"/>
    </style:style>
    <style:style style:name="T7" style:family="text">
      <style:text-properties officeooo:rsid="005c79ed"/>
    </style:style>
    <style:style style:name="T8" style:family="text">
      <style:text-properties officeooo:rsid="005d77d4"/>
    </style:style>
    <style:style style:name="T9" style:family="text">
      <style:text-properties officeooo:rsid="003f70d5"/>
    </style:style>
    <style:style style:name="T10" style:family="text">
      <style:text-properties officeooo:rsid="00624c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<text:s/>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9"><text:span text:style-name="T10">L’horaire donné ce jour l’est à titre indicatif et peut être modifié jusqu’à la dernière minute</text:span><text:line-break/><text:span text:style-name="T10">La clinique est suceptible de vous appeler la veille et/ou le jour de la chirurgie<text:line-break/></text:span>Vous devez <text:span text:style-name="T10">ABSOLUMENT </text:span>être joignable au téléphone la veille et le jour de la chirurgie.</text:p>
      <text:p text:style-name="P3"><text:text-input text:description="&lt;o.partner_id.title.name&gt;">&lt;o.partner_id.title.name&gt;</text:text-input>, vous avez rendez-vous :</text:p>
      <text:p text:style-name="P3"/>
      <text:p text:style-name="Text_20_body"><text:text-input text:description="&lt;if test=&quot;o.preop_meeting_id&quot;&gt;">&lt;if test="o.preop_meeting_id&gt;</text:text-input><text:span text:style-name="T1">Pour le rendez vous pre-opératoire:<text:line-break/> le:</text:span><text:span text:style-name="T1"><text:text-input text:description="&lt;only_time3()&gt;">&lt;only_time3()&gt;</text:text-input></text:span><text:span text:style-name="T1"><text:line-break/> au cabinet, ancre de marine, baie de l'orphelinat.</text:span><text:span text:style-name="T1"><text:text-input text:description="&lt;/if&gt;">&lt;/if&gt;</text:text-input></text:span></text:p>
      <text:p text:style-name="P6">Le non respect de ce rendez <text:span text:style-name="T6">reporte</text:span> la date de la chirurgie prévue.</text:p>
      <text:p text:style-name="Text_20_body"><text:text-input text:description="&lt;if test=&quot;o.ane_appointment&quot;&gt;">&lt;if test="o.ane_appointment"&gt;</text:text-input>Pour la consultation d'anesthésie<text:span text:style-name="T2">:<text:line-break/> l</text:span>e : <text:text-input text:description="&lt;only_time2()&gt;">&lt;only_time2()&gt;</text:text-input><text:line-break/> <text:span text:style-name="T5">lieu : </text:span><text:span text:style-name="T5"><text:text-input text:description="&lt;o.bloc_agenda_id.ane_group_id.street&gt;">&lt;o.bloc_agenda_id.ane_group_id.street&gt;</text:text-input></text:span><text:span text:style-name="T5"><text:line-break/> </text:span><text:span text:style-name="T5"><text:text-input text:description="&lt;o.bloc_agenda_id.ane_group_id.street2&gt;">&lt;o.bloc_agenda_id.ane_group_id.street2&gt;</text:text-input></text:span><text:span text:style-name="T5"><text:line-break/> En cas d’empêchement merci de prévenir dès que possible au </text:span><text:span text:style-name="T5"><text:text-input text:description="&lt;o.bloc_agenda_id.ane_group_id.phone&gt;">&lt;o.bloc_agenda_id.ane_group_id.phone&gt;</text:text-input></text:span><text:span text:style-name="T5"><text:text-input text:description="&lt;/if&gt;">&lt;/if&gt;</text:text-input></text:span></text:p>
      <text:p text:style-name="Text_20_body"><text:text-input text:description="&lt;if test=&quot;o.ane_patient_call is True&quot;&gt;">&lt;if test="o.ane_patient_call is True"&gt;</text:text-input>Prendre rendez-vous dès que possible auprés du secrétariat des anesthésistes :<text:line-break/><text:tab/>téléphone : <text:text-input text:description="&lt;o.bloc_agenda_id.ane_group_id.phone&gt;">&lt;o.bloc_agenda_id.ane_group_id.phone&gt;</text:text-input><text:line-break/><text:tab/>lieu : <text:text-input text:description="&lt;o.bloc_agenda_id.ane_group_id.street&gt;">&lt;o.bloc_agenda_id.ane_group_id.street&gt;</text:text-input><text:text-input text:description="&lt;/if&gt;">&lt;/if&gt;</text:text-input></text:p>
      <text:p text:style-name="P7">Pour <text:text-input text:description="&lt;if test=&quot;o.procedure_type_id.eye_injection == True&quot;&gt;">if eye_injection == True</text:text-input><text:span text:style-name="T8">l</text:span><text:span text:style-name="T7">’injection</text:span><text:text-input text:description="&lt;/if&gt;">&lt;/if&gt;</text:text-input> <text:text-input text:description="&lt;if test=&quot;o.procedure_type_id.eye_injection == False&quot;&gt;">if eye_injection==False</text:text-input>la chirurgie<text:span text:style-name="T9"><text:text-input text:description="&lt;/if&gt;">&lt;/if&gt;</text:text-input></text:span> <text:text-input text:description="&lt;get_selection_item(o,&quot;ods&quot;)&gt;">&lt;get_selection_item(o,"ods")&gt;</text:text-input><text:s/>le: <text:text-input text:description="&lt;o.bloc_agenda_id.wd&gt;">&lt;o.bloc_agenda_id.wd&gt;</text:text-input><text:s/>à <text:text-input text:description="&lt;o.notification_time&gt;">&lt;o.notification_time&gt;</text:text-input><text:line-break/><text:tab/>à la Clinique <text:span text:style-name="T4">à Nouville</text:span>.<text:line-break/><text:tab/><text:text-input text:description="&lt;if test=&quot;o.procedure_type_id.fasting is True&quot;&gt;">&lt;if test="o.procedure_type_id.fasting is True"&gt;</text:text-input>à jeun depuis <text:span text:style-name="T4">7</text:span>h du matin<text:span text:style-name="T3">, ni boire, ni fumer, ni manger</text:span><text:span text:style-name="T3"><text:text-input text:description="&lt;/if&gt;">&lt;/if&gt;</text:text-input></text:span></text:p>
      <text:p text:style-name="Text_20_body"><text:text-input text:description="&lt;if test=&quot;o.po_meeting_id&quot;&gt;">&lt;if test="o.po_meeting_id&gt;</text:text-input>Pour le rendez vous post-opératoire:<text:line-break/><text:tab/>le: <text:text-input text:description="&lt;only_time1()&gt;">&lt;only_time1()&gt;</text:text-input><text:line-break/><text:tab/>au cabinet, ancre de marine, baie de l'orphelinat.<text:text-input text:description="&lt;/if&gt;">&lt;/if&gt;</text:text-input></text:p>
      <text:p text:style-name="P4"><text:soft-page-break/><text:text-input text:description="&lt;user.signature&gt;">&lt;user.signature&gt;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1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in" style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1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1-22T17:55:50</meta:creation-date>
    <dc:date>2021-12-04T06:25:16.350222660</dc:date>
    <meta:editing-duration>PT12H5M3S</meta:editing-duration>
    <meta:editing-cycles>158</meta:editing-cycles>
    <meta:generator>LibreOffice/7.0.4.2$Linux_X86_64 LibreOffice_project/00$Build-2</meta:generator>
    <meta:document-statistic meta:table-count="0" meta:image-count="0" meta:object-count="0" meta:page-count="2" meta:paragraph-count="16" meta:word-count="270" meta:character-count="1698" meta:non-whitespace-character-count="1518"/>
  </office:meta>
</office:document-meta>
</file>